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CE" svg:font-family="'Arial CE'" style:font-family-generic="swiss" style:font-pitch="variable"/>
    <style:font-face style:name="Arial CE1" svg:font-family="'Arial CE'"/>
    <style:font-face style:name="Czcionka tekstu podstawowego" svg:font-family="'Czcionka tekstu podstawoweg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cm"/>
    </style:style>
    <style:style style:name="co2" style:family="table-column">
      <style:table-column-properties fo:break-before="auto" style:column-width="26.721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30.1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ytuł_20_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Nagłówki_20_kolumn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Komentarz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" style:family="table-cell" style:parent-style-name="Normalny_20_2">
      <style:table-cell-properties fo:background-color="#ffff00" fo:padding="0.071cm"/>
    </style:style>
    <style:style style:name="ce5" style:family="table-cell" style:parent-style-name="Normalny_20_2">
      <style:table-cell-properties fo:background-color="transparent" fo:padding="0.071cm"/>
    </style:style>
    <style:style style:name="ce6" style:family="table-cell" style:parent-style-name="Normalny_20_2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Normalny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Normalny_20_2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Normalny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Normalny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Normalny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Normalny_20_2">
      <style:table-cell-properties style:glyph-orientation-vertical="0" fo:background-color="#008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" style:family="table-cell" style:parent-style-name="Normalny_20_2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Komentarz">
      <style:table-cell-properties fo:padding="0.071cm"/>
    </style:style>
    <style:style style:name="ce17" style:family="table-cell" style:parent-style-name="Normalny_20_2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Normalny_20_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Normalny_20_2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Normalny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Normalny_20_2">
      <style:table-cell-properties fo:background-color="#ffff00" fo:padding="0.071c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Normalny_20_2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3" style:family="table-cell" style:parent-style-name="Normalny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Tytuł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Komentarz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Normalny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8" style:family="table-cell" style:parent-style-name="Komentarz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Normalny_20_2">
      <style:table-cell-properties fo:background-color="#ffff00" style:diagonal-bl-tr="none" style:diagonal-tl-br="none" fo:border="none" fo:padding="0.071cm" style:rotation-align="none"/>
    </style:style>
    <style:style style:name="ce30" style:family="table-cell" style:parent-style-name="Komentarz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31" style:family="table-cell" style:parent-style-name="Default">
      <style:table-cell-properties fo:background-color="#ccccff" style:diagonal-bl-tr="none" style:diagonal-tl-br="none" fo:border="0.74pt solid #000000" fo:padding="0.071cm" style:rotation-align="none"/>
    </style:style>
    <style:style style:name="ce32" style:family="table-cell" style:parent-style-name="Default">
      <style:table-cell-properties fo:background-color="#c0c0c0" style:diagonal-bl-tr="none" style:diagonal-tl-br="none" fo:border="0.74pt solid #000000" fo:padding="0.071cm" style:rotation-align="none"/>
    </style:style>
    <style:style style:name="ce3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34" style:family="table-cell" style:parent-style-name="Default">
      <style:table-cell-properties fo:background-color="#ff0000"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5" style:family="table-cell" style:parent-style-name="Default">
      <style:table-cell-properties fo:background-color="#0080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fo:padding="0.071c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ce24"/>
        <table:table-column table:style-name="co5" table:default-cell-style-name="ce24"/>
        <table:table-row table:style-name="ro1">
          <table:table-cell table:style-name="ce1" office:value-type="string" calcext:value-type="string">
            <text:p>Zdefiniowane stałe </text:p>
          </table:table-cell>
          <table:table-cell table:style-name="ce25"/>
          <table:table-cell table:style-name="ce24"/>
          <table:table-cell table:style-name="ce31" office:value-type="string" calcext:value-type="string">
            <text:p>Legenda (Legend)</text:p>
          </table:table-cell>
          <table:table-cell table:style-name="ce31"/>
        </table:table-row>
        <table:table-row table:style-name="ro2"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wartość</text:p>
          </table:table-cell>
          <table:table-cell table:style-name="ce24"/>
          <table:table-cell table:style-name="ce32" office:value-type="string" calcext:value-type="string">
            <text:p>Kolor (Color)</text:p>
          </table:table-cell>
          <table:table-cell table:style-name="ce32" office:value-type="string" calcext:value-type="string">
            <text:p>Znaczenie (Meaning)</text:p>
          </table:table-cell>
        </table:table-row>
        <table:table-row table:style-name="ro2">
          <table:table-cell table:style-name="ce3" office:value-type="string" calcext:value-type="string">
            <text:p>wersja parametrow</text:p>
          </table:table-cell>
          <table:table-cell table:style-name="ce16"/>
          <table:table-cell table:style-name="ce24"/>
          <table:table-cell table:style-name="ce33"/>
          <table:table-cell table:style-name="ce36" office:value-type="string" calcext:value-type="string">
            <text:p>Obsługiwane przez PARtool (Supported by PARtool)</text:p>
          </table:table-cell>
        </table:table-row>
        <table:table-row table:style-name="ro2">
          <table:table-cell table:style-name="ce4" office:value-type="string" calcext:value-type="string">
            <text:p>__parameters_version__</text:p>
          </table:table-cell>
          <table:table-cell table:style-name="ce18" office:value-type="string" calcext:value-type="string">
            <text:p>0x0300</text:p>
          </table:table-cell>
          <table:table-cell table:style-name="ce24"/>
          <table:table-cell table:style-name="ce34"/>
          <table:table-cell table:style-name="ce36" office:value-type="string" calcext:value-type="string">
            <text:p>Nie wystepuje w grze i nie jest obsługiwane przez PARtool (Not present in the game and not supported by PARtool)</text:p>
          </table:table-cell>
        </table:table-row>
        <table:table-row table:style-name="ro2">
          <table:table-cell table:style-name="ce3" office:value-type="string" calcext:value-type="string">
            <text:p>define'y ras (w kolumnie race moga byc uzywane bez znaczka #) - NEUTRAL jest zarezerwowane dla rasy neutralnej</text:p>
          </table:table-cell>
          <table:table-cell table:style-name="ce26"/>
          <table:table-cell table:style-name="ce24"/>
          <table:table-cell table:style-name="ce35"/>
          <table:table-cell table:style-name="ce36" office:value-type="string" calcext:value-type="string">
            <text:p>Występuje w grze ale jest wyrażone w PARtool za pomocą innych stałych (It appears in the game but is expressed in PARtool using other constants.)</text:p>
          </table:table-cell>
        </table:table-row>
        <table:table-row table:style-name="ro2">
          <table:table-cell table:style-name="ce4" office:value-type="string" calcext:value-type="string">
            <text:p>NEUTRAL</text:p>
          </table:table-cell>
          <table:table-cell table:style-name="ce18" office:value-type="float" office:value="0" calcext:value-type="float">
            <text:p>0</text:p>
          </table:table-cell>
          <table:table-cell table:style-name="ce24"/>
          <table:table-cell table:style-name="ce36"/>
          <table:table-cell table:style-name="ce36" office:value-type="string" calcext:value-type="string">
            <text:p>Możliwe, że będzie obsługiwane przez PARtool w przyszłości ale nie musi (It is possible that it will be supported by PARtool in the future, but this is not guaranteed.)</text:p>
          </table:table-cell>
        </table:table-row>
        <table:table-row table:style-name="ro2">
          <table:table-cell table:style-name="ce4" office:value-type="string" calcext:value-type="string">
            <text:p>POL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number-columns-repeated="2"/>
        </table:table-row>
        <table:table-row table:style-name="ro2">
          <table:table-cell table:style-name="ce3" office:value-type="string" calcext:value-type="string">
            <text:p>FLAGI do ras</text:p>
          </table:table-cell>
          <table:table-cell table:style-name="ce16"/>
          <table:table-cell table:style-name="ce24"/>
          <table:table-cell table:number-columns-repeated="2"/>
        </table:table-row>
        <table:table-row table:style-name="ro2">
          <table:table-cell table:style-name="ce3" office:value-type="string" calcext:value-type="string">
            <text:p>flagi rasy</text:p>
          </table:table-cell>
          <table:table-cell table:style-name="ce16"/>
          <table:table-cell table:style-name="ce24"/>
          <table:table-cell table:number-columns-repeated="2"/>
        </table:table-row>
        <table:table-row table:style-name="ro2">
          <table:table-cell table:style-name="ce4" office:value-type="string" calcext:value-type="string">
            <text:p>eCanBePlayedInSkirmish</text:p>
          </table:table-cell>
          <table:table-cell table:style-name="ce18" office:value-type="string" calcext:value-type="string">
            <text:p>0x01</text:p>
          </table:table-cell>
          <table:table-cell table:style-name="ce24"/>
          <table:table-cell table:number-columns-repeated="2"/>
        </table:table-row>
        <table:table-row table:style-name="ro2">
          <table:table-cell table:style-name="ce3" office:value-type="string" calcext:value-type="string">
            <text:p>budowanie</text:p>
          </table:table-cell>
          <table:table-cell table:style-name="ce16"/>
          <table:table-cell table:style-name="ce24"/>
          <table:table-cell table:number-columns-repeated="2"/>
        </table:table-row>
        <table:table-row table:style-name="ro2">
          <table:table-cell table:style-name="ce3" office:value-type="string" calcext:value-type="string">
            <text:p>interface</text:p>
          </table:table-cell>
          <table:table-cell table:style-name="ce16"/>
          <table:table-cell table:style-name="ce24"/>
          <table:table-cell table:number-columns-repeated="2"/>
        </table:table-row>
        <table:table-row table:style-name="ro2" table:number-rows-repeated="2">
          <table:table-cell table:style-name="ce5"/>
          <table:table-cell table:style-name="ce23"/>
          <table:table-cell table:style-name="ce24"/>
          <table:table-cell table:number-columns-repeated="2"/>
        </table:table-row>
        <table:table-row table:style-name="ro2">
          <table:table-cell table:style-name="ce6" office:value-type="string" calcext:value-type="string">
            <text:p>speed definitions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7" office:value-type="string" calcext:value-type="string">
            <text:p>speedVerySlow</text:p>
          </table:table-cell>
          <table:table-cell table:style-name="ce7" office:value-type="float" office:value="20" calcext:value-type="float">
            <text:p>20</text:p>
          </table:table-cell>
          <table:table-cell table:style-name="ce24"/>
          <table:table-cell table:number-columns-repeated="2"/>
        </table:table-row>
        <table:table-row table:style-name="ro2">
          <table:table-cell table:style-name="ce7" office:value-type="string" calcext:value-type="string">
            <text:p>speedCow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OldWitch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Slow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MedSlow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Medium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Fast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VeryFast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speedExtremeFast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Char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1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2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4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6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ed12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lug types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noPlug</text:p>
          </table:table-cell>
          <table:table-cell table:style-name="ce9" office:value-type="string" calcext:value-type="string">
            <text:p>0x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mpPlug</text:p>
          </table:table-cell>
          <table:table-cell table:style-name="ce9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Plug</text:p>
          </table:table-cell>
          <table:table-cell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metPlug</text:p>
          </table:table-cell>
          <table:table-cell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ieldPlug</text:p>
          </table:table-cell>
          <table:table-cell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ourPlug</text:p>
          </table:table-cell>
          <table:table-cell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klacePlug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ngPlug</text:p>
          </table:table-cell>
          <table:table-cell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ltPlug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ePlug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wPlug</text:p>
          </table:table-cell>
          <table:table-cell office:value-type="string" calcext:value-type="string">
            <text:p>0x0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Plug</text:p>
          </table:table-cell>
          <table:table-cell office:value-type="string" calcext:value-type="string">
            <text:p>0x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ssbowPlug</text:p>
          </table:table-cell>
          <table:table-cell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Plug</text:p>
          </table:table-cell>
          <table:table-cell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Plug</text:p>
          </table:table-cell>
          <table:table-cell office:value-type="string" calcext:value-type="string">
            <text:p>0x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ggPlug</text:p>
          </table:table-cell>
          <table:table-cell office:value-type="string" calcext:value-type="string">
            <text:p>0x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dderPlug</text:p>
          </table:table-cell>
          <table:table-cell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nerPlug</text:p>
          </table:table-cell>
          <table:table-cell office:value-type="string" calcext:value-type="string">
            <text:p>0x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SwordPlug</text:p>
          </table:table-cell>
          <table:table-cell office:value-type="string" calcext:value-type="string">
            <text:p>0x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HelmetPlug</text:p>
          </table:table-cell>
          <table:table-cell office:value-type="string" calcext:value-type="string">
            <text:p>0x8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ShieldPlug</text:p>
          </table:table-cell>
          <table:table-cell office:value-type="string" calcext:value-type="string">
            <text:p>0x1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ArmourPlug</text:p>
          </table:table-cell>
          <table:table-cell office:value-type="string" calcext:value-type="string">
            <text:p>0x2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verPlug</text:p>
          </table:table-cell>
          <table:table-cell office:value-type="string" calcext:value-type="string">
            <text:p>0x4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ponPriestessPlug</text:p>
          </table:table-cell>
          <table:table-cell office:value-type="string" calcext:value-type="string">
            <text:p>0x8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ponSorcererPlug</text:p>
          </table:table-cell>
          <table:table-cell office:value-type="string" calcext:value-type="string">
            <text:p>0x800000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magePlug</text:p>
          </table:table-cell>
          <table:table-cell table:style-name="ce7" office:value-type="string" calcext:value-type="string">
            <text:p>0x1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hunterPlug</text:p>
          </table:table-cell>
          <table:table-cell table:style-name="ce7" office:value-type="string" calcext:value-type="string">
            <text:p>0x2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barbarianPlug</text:p>
          </table:table-cell>
          <table:table-cell table:style-name="ce7" office:value-type="string" calcext:value-type="string">
            <text:p>0x4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mageAndHunterPlug</text:p>
          </table:table-cell>
          <table:table-cell table:style-name="ce7" office:value-type="string" calcext:value-type="string">
            <text:p>0x3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barbarianAndHunterPlug</text:p>
          </table:table-cell>
          <table:table-cell table:style-name="ce7" office:value-type="string" calcext:value-type="string">
            <text:p>0x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mageBarbarianAndHunterPlug</text:p>
          </table:table-cell>
          <table:table-cell table:style-name="ce7" office:value-type="string" calcext:value-type="string">
            <text:p>0x7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spellWeaponPlug</text:p>
          </table:table-cell>
          <table:table-cell table:style-name="ce20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table:style-name="ce11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spellPlugShield</text:p>
          </table:table-cell>
          <table:table-cell table:style-name="ce9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Capture</text:p>
          </table:table-cell>
          <table:table-cell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Storm</text:p>
          </table:table-cell>
          <table:table-cell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Conversion</text:p>
          </table:table-cell>
          <table:table-cell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FireRain</text:p>
          </table:table-cell>
          <table:table-cell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Seeing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Teleportation</text:p>
          </table:table-cell>
          <table:table-cell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Ghost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Wolf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emoveStorm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pellPlugRPGPriestess</text:p>
          </table:table-cell>
          <table:table-cell office:value-type="string" calcext:value-type="string">
            <text:p>0x0000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</text:p>
          </table:table-cell>
          <table:table-cell office:value-type="string" calcext:value-type="string">
            <text:p>0x0000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2</text:p>
          </table:table-cell>
          <table:table-cell office:value-type="string" calcext:value-type="string">
            <text:p>0x0000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3</text:p>
          </table:table-cell>
          <table:table-cell office:value-type="string" calcext:value-type="string">
            <text:p>0x00000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4</text:p>
          </table:table-cell>
          <table:table-cell office:value-type="string" calcext:value-type="string">
            <text:p>0x0000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5</text:p>
          </table:table-cell>
          <table:table-cell office:value-type="string" calcext:value-type="string">
            <text:p>0x0000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6</text:p>
          </table:table-cell>
          <table:table-cell office:value-type="string" calcext:value-type="string">
            <text:p>0x0000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7</text:p>
          </table:table-cell>
          <table:table-cell office:value-type="string" calcext:value-type="string">
            <text:p>0x0000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8</text:p>
          </table:table-cell>
          <table:table-cell office:value-type="string" calcext:value-type="string">
            <text:p>0x0000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9</text:p>
          </table:table-cell>
          <table:table-cell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0</text:p>
          </table:table-cell>
          <table:table-cell office:value-type="string" calcext:value-type="string">
            <text:p>0x000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1</text:p>
          </table:table-cell>
          <table:table-cell office:value-type="string" calcext:value-type="string">
            <text:p>0x000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2</text:p>
          </table:table-cell>
          <table:table-cell office:value-type="string" calcext:value-type="string">
            <text:p>0x0008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3</text:p>
          </table:table-cell>
          <table:table-cell office:value-type="string" calcext:value-type="string">
            <text:p>0x001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4</text:p>
          </table:table-cell>
          <table:table-cell office:value-type="string" calcext:value-type="string">
            <text:p>0x002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5</text:p>
          </table:table-cell>
          <table:table-cell office:value-type="string" calcext:value-type="string">
            <text:p>0x004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PlugRPG16</text:p>
          </table:table-cell>
          <table:table-cell office:value-type="string" calcext:value-type="string">
            <text:p>0x00800000</text:p>
          </table:table-cell>
          <table:table-cell table:number-columns-repeated="3"/>
        </table:table-row>
        <table:table-row table:style-name="ro2">
          <table:table-cell table:style-name="ce12" office:value-type="string" calcext:value-type="string">
            <text:p>spellPlugRPG17</text:p>
          </table:table-cell>
          <table:table-cell table:style-name="ce12" office:value-type="string" calcext:value-type="string">
            <text:p>0x01000000</text:p>
          </table:table-cell>
          <table:table-cell table:number-columns-repeated="3"/>
        </table:table-row>
        <table:table-row table:style-name="ro2"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slot types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noSlot</text:p>
          </table:table-cell>
          <table:table-cell table:style-name="ce9" office:value-type="string" calcext:value-type="string">
            <text:p>0x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mpSlot</text:p>
          </table:table-cell>
          <table:table-cell table:style-name="ce9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Slot</text:p>
          </table:table-cell>
          <table:table-cell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metSlot</text:p>
          </table:table-cell>
          <table:table-cell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ieldSlot</text:p>
          </table:table-cell>
          <table:table-cell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ourSlot</text:p>
          </table:table-cell>
          <table:table-cell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klaceSlot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ngSlot</text:p>
          </table:table-cell>
          <table:table-cell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ltSlot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eSlot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eAndSwordSlot</text:p>
          </table:table-cell>
          <table:table-cell office:value-type="string" calcext:value-type="string">
            <text:p>0x0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wSlot</text:p>
          </table:table-cell>
          <table:table-cell office:value-type="string" calcext:value-type="string">
            <text:p>0x0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Slot</text:p>
          </table:table-cell>
          <table:table-cell office:value-type="string" calcext:value-type="string">
            <text:p>0x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ssbowSlot</text:p>
          </table:table-cell>
          <table:table-cell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alSlot</text:p>
          </table:table-cell>
          <table:table-cell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Slot</text:p>
          </table:table-cell>
          <table:table-cell office:value-type="string" calcext:value-type="string">
            <text:p>0x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ggSlot</text:p>
          </table:table-cell>
          <table:table-cell office:value-type="string" calcext:value-type="string">
            <text:p>0x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dderSlot</text:p>
          </table:table-cell>
          <table:table-cell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nerSlot</text:p>
          </table:table-cell>
          <table:table-cell office:value-type="string" calcext:value-type="string">
            <text:p>0x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SwordSlot</text:p>
          </table:table-cell>
          <table:table-cell office:value-type="string" calcext:value-type="string">
            <text:p>0x40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HelmetSlot</text:p>
          </table:table-cell>
          <table:table-cell office:value-type="string" calcext:value-type="string">
            <text:p>0x80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ShieldSlot</text:p>
          </table:table-cell>
          <table:table-cell office:value-type="string" calcext:value-type="string">
            <text:p>0x10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ArmourSlot</text:p>
          </table:table-cell>
          <table:table-cell office:value-type="string" calcext:value-type="string">
            <text:p>0x20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verSlot</text:p>
          </table:table-cell>
          <table:table-cell office:value-type="string" calcext:value-type="string">
            <text:p>0x4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ponPriestessSlot</text:p>
          </table:table-cell>
          <table:table-cell office:value-type="string" calcext:value-type="string">
            <text:p>0x8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ponSorcererSlot</text:p>
          </table:table-cell>
          <table:table-cell office:value-type="string" calcext:value-type="string">
            <text:p>0x800000</text:p>
          </table:table-cell>
          <table:table-cell table:number-columns-repeated="3"/>
        </table:table-row>
        <table:table-row table:style-name="ro2" table:number-rows-repeated="3">
          <table:table-cell table:style-name="ce7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mageSlot</text:p>
          </table:table-cell>
          <table:table-cell table:style-name="ce7" office:value-type="string" calcext:value-type="string">
            <text:p>0x1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hunterSlot</text:p>
          </table:table-cell>
          <table:table-cell table:style-name="ce7" office:value-type="string" calcext:value-type="string">
            <text:p>0x2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barbarianSlot</text:p>
          </table:table-cell>
          <table:table-cell table:style-name="ce7" office:value-type="string" calcext:value-type="string">
            <text:p>0x4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llWeaponSlot</text:p>
          </table:table-cell>
          <table:table-cell table:style-name="ce7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spellRPGPriestessSlot</text:p>
          </table:table-cell>
          <table:table-cell table:style-name="ce7" office:value-type="string" calcext:value-type="string">
            <text:p>0xFFFFFFF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pellRPGSorcererSlot</text:p>
          </table:table-cell>
          <table:table-cell table:style-name="ce7" office:value-type="string" calcext:value-type="string">
            <text:p>0xFFFFFFE0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flagi odpornosci do storeableFlags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3" office:value-type="string" calcext:value-type="string">
            <text:p>zawsze pod Shadowem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alwaysShadowed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obiekt do ktorego nie strzelaja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notEnemyTarget</text:p>
          </table:table-cell>
          <table:table-cell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ctive ktorego nie mozna zaznaczyc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notSelectableActive</text:p>
          </table:table-cell>
          <table:table-cell office:value-type="string" calcext:value-type="string">
            <text:p>0x0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blokujaca ustawienie shadowa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neverShadowed</text:p>
          </table:table-cell>
          <table:table-cell office:value-type="string" calcext:value-type="string">
            <text:p>0x0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obiekt do ktorego nie strzelaja automatycznie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notAutoTarget</text:p>
          </table:table-cell>
          <table:table-cell office:value-type="string" calcext:value-type="string">
            <text:p>0x1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ziecko - gracz nie moze go zabić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childUnit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i wyswietlania selekcji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drawSelectionFrame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wSelectionHP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wDamagedSelectionFrame</text:p>
          </table:table-cell>
          <table:table-cell office:value-type="string" calcext:value-type="string">
            <text:p>0x0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wDamagedSelectionHP</text:p>
          </table:table-cell>
          <table:table-cell office:value-type="string" calcext:value-type="string">
            <text:p>0x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wEnemySelectionFrame</text:p>
          </table:table-cell>
          <table:table-cell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wEnemySelectionHP</text:p>
          </table:table-cell>
          <table:table-cell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yswietlanie selekcji dla budynkow i unitow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4" office:value-type="string" calcext:value-type="string">
            <text:p>drawNormalSelection</text:p>
          </table:table-cell>
          <table:table-cell table:style-name="ce14" office:value-type="string" calcext:value-type="string">
            <text:p>0x0B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yswietlanie selekcji dla tych passivow ktore moga byc trafiane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drawPassiveSelection</text:p>
          </table:table-cell>
          <table:table-cell office:value-type="string" calcext:value-type="string">
            <text:p>0x08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kombinacja flag dla unita-flagi w CTF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5" office:value-type="string" calcext:value-type="string">
            <text:p>CTFUnitFlags</text:p>
          </table:table-cell>
          <table:table-cell table:style-name="ce15" office:value-type="string" calcext:value-type="string">
            <text:p>0x3B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lokowanie lookroundEquipmenta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lockedDamageIncrease</text:p>
          </table:table-cell>
          <table:table-cell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SpeedUpRegeneration</text:p>
          </table:table-cell>
          <table:table-cell office:value-type="string" calcext:value-type="string">
            <text:p>0x000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SpeedUpMagicReload</text:p>
          </table:table-cell>
          <table:table-cell office:value-type="string" calcext:value-type="string">
            <text:p>0x000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HarvestSpeedIncrease</text:p>
          </table:table-cell>
          <table:table-cell office:value-type="string" calcext:value-type="string">
            <text:p>0x0008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BuildSpeedIncrease</text:p>
          </table:table-cell>
          <table:table-cell office:value-type="string" calcext:value-type="string">
            <text:p>0x001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ArmourIncrease</text:p>
          </table:table-cell>
          <table:table-cell office:value-type="string" calcext:value-type="string">
            <text:p>0x00200000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fire types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3" office:value-type="string" calcext:value-type="string">
            <text:p>jedna lufa na jeden strzal: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7" office:value-type="string" calcext:value-type="string">
            <text:p>singleFir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z wszystkich luf jednoczesnie: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7" office:value-type="string" calcext:value-type="string">
            <text:p>allFir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z polowy luf <text:s/>(np 2 i 2 lub 3 i 3):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7" office:value-type="string" calcext:value-type="string">
            <text:p>halfFir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orld move masks: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7" office:value-type="string" calcext:value-type="string">
            <text:p>StandingUnit</text:p>
          </table:table-cell>
          <table:table-cell table:style-name="ce17" office:value-type="string" calcext:value-type="string">
            <text:p>0x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budynków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buildingNormal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uildingFactory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uildingHarvestFactory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uildingGat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uildingBridgeGate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uildingTow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Wal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ingCopul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ozszerzony typ budynku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5" office:value-type="string" calcext:value-type="string">
            <text:p>buildingExNone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wartosci (buildFlags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6" office:value-type="string" calcext:value-type="string">
            <text:p>(gdzie mozna postawic budynek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AllowLZ0</text:p>
          </table:table-cell>
          <table:table-cell table:style-name="ce18"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AllowLZ1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AllowLZ01</text:p>
          </table:table-cell>
          <table:table-cell office:value-type="string" calcext:value-type="string">
            <text:p>0x00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 ktorej zakladce budynek jest pokazywany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TabBuildings</text:p>
          </table:table-cell>
          <table:table-cell table:style-name="ce18"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buildTabConstructions</text:p>
          </table:table-cell>
          <table:table-cell table:style-name="ce18"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automatycznego obracania sie do drogi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AutoTurnToRoad</text:p>
          </table:table-cell>
          <table:table-cell table:style-name="ce18"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blokująca sprzedawanie budynku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ingLockSold</text:p>
          </table:table-cell>
          <table:table-cell table:style-name="ce18"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blokujaca zmiane wysokości terenu pod budynkiem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ingNoChangeAltitude</text:p>
          </table:table-cell>
          <table:table-cell table:style-name="ce18"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flaga blokujaca zmiane terenu pod budynkiem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ingNoChangeTerrain</text:p>
          </table:table-cell>
          <table:table-cell table:style-name="ce18"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powodujaca ze budynek nie musi stac kolo drogi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buildingNoRoadNeighbour</text:p>
          </table:table-cell>
          <table:table-cell table:style-name="ce18" office:value-type="string" calcext:value-type="string">
            <text:p>0x4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blokujaca przechodzenie pustej wiezy do playera 14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towerNoChangePlayer</text:p>
          </table:table-cell>
          <table:table-cell table:style-name="ce18" office:value-type="string" calcext:value-type="string">
            <text:p>0x8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blokujaca przechodzenie pustej bramy do playera 14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gateNoChangePlayer</text:p>
          </table:table-cell>
          <table:table-cell table:style-name="ce18"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rama nie wymaga unita do dzialania (tym samym nie przechodzi do playera 14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gateNoUnitRequired</text:p>
          </table:table-cell>
          <table:table-cell table:style-name="ce18" office:value-type="string" calcext:value-type="string">
            <text:p>0x2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udynek nie może być przejęty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cantBeCaptured</text:p>
          </table:table-cell>
          <table:table-cell table:style-name="ce18" office:value-type="string" calcext:value-type="string">
            <text:p>0x4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zy otwieraniu zamykaniu gate'a/bridgegate'a jest grany dzwiek zapetlony a nie normalny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haveLoopedDoorsSound</text:p>
          </table:table-cell>
          <table:table-cell table:style-name="ce18" office:value-type="string" calcext:value-type="string">
            <text:p>0x8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zalockowanie krawędzi prostopadłej przy otwartych drzwiach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gateLockEdge1</text:p>
          </table:table-cell>
          <table:table-cell table:style-name="ce18" office:value-type="string" calcext:value-type="string">
            <text:p>0x1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zalockowanie krawędzi ukośnej przy otwartych drzwiach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gateLockEdge2</text:p>
          </table:table-cell>
          <table:table-cell table:style-name="ce18" office:value-type="string" calcext:value-type="string">
            <text:p>0x2000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w tym budynku update'uje sie jakies equipmenty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researchUpdateButton</text:p>
          </table:table-cell>
          <table:table-cell table:style-name="ce18" office:value-type="string" calcext:value-type="string">
            <text:p>0x4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idocznosc inicjowana dla obiektow z edytora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initVisibleFlags</text:p>
          </table:table-cell>
          <table:table-cell table:style-name="ce18" office:value-type="string" calcext:value-type="string">
            <text:p>0x8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ie wyswietlany ciemny visibleFake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noDarkVisibleFake</text:p>
          </table:table-cell>
          <table:table-cell table:style-name="ce18" office:value-type="string" calcext:value-type="string">
            <text:p>0x10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umery tabow dla unitow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tab0</text:p>
          </table:table-cell>
          <table:table-cell table:style-name="ce18" office:value-type="string" calcext:value-type="string">
            <text:p>0x00000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tab1</text:p>
          </table:table-cell>
          <table:table-cell table:style-name="ce18"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ak ma się przyczepiac do gruntu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standNone</text:p>
          </table:table-cell>
          <table:table-cell table:style-name="ce9" office:value-type="string" calcext:value-type="string">
            <text:p>0x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Accurate</text:p>
          </table:table-cell>
          <table:table-cell table:style-name="ce9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Vertical</text:p>
          </table:table-cell>
          <table:table-cell table:style-name="ce9"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Coarsly</text:p>
          </table:table-cell>
          <table:table-cell table:style-name="ce9" office:value-type="string" calcext:value-type="string">
            <text:p>0x000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Swing</text:p>
          </table:table-cell>
          <table:table-cell table:style-name="ce9"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Water</text:p>
          </table:table-cell>
          <table:table-cell table:style-name="ce9" office:value-type="string" calcext:value-type="string">
            <text:p>0x000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MoveDownSmall</text:p>
          </table:table-cell>
          <table:table-cell table:style-name="ce9"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MoveDownMedium</text:p>
          </table:table-cell>
          <table:table-cell table:style-name="ce9"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MoveDownBig</text:p>
          </table:table-cell>
          <table:table-cell table:style-name="ce9" office:value-type="string" calcext:value-type="string">
            <text:p>0x003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Turn</text:p>
          </table:table-cell>
          <table:table-cell table:style-name="ce9"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TurnToFlat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MoveSmall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MoveMedium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MoveBig</text:p>
          </table:table-cell>
          <table:table-cell office:value-type="string" calcext:value-type="string">
            <text:p>0x03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tandWaterPlant</text:p>
          </table:table-cell>
          <table:table-cell office:value-type="string" calcext:value-type="string">
            <text:p>0x03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Tree</text:p>
          </table:table-cell>
          <table:table-cell office:value-type="string" calcext:value-type="string">
            <text:p>0x0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TreeFall</text:p>
          </table:table-cell>
          <table:table-cell office:value-type="string" calcext:value-type="string">
            <text:p>0x03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Rock</text:p>
          </table:table-cell>
          <table:table-cell office:value-type="string" calcext:value-type="string">
            <text:p>0x0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Stone</text:p>
          </table:table-cell>
          <table:table-cell office:value-type="string" calcext:value-type="string">
            <text:p>0x0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Fish</text:p>
          </table:table-cell>
          <table:table-cell office:value-type="string" calcext:value-type="string">
            <text:p>0x004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 wybuchu pocisku single - trafia tylko 1 obiekt multi - trafia obiekty w promieniu hitRange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singleHi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ultiHi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 obiektu klasy passive (uzywać define'ow passive*)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_bridgePassive_</text:p>
          </table:table-cell>
          <table:table-cell table:style-name="ce9" office:value-type="string" calcext:value-type="string">
            <text:p>0x0000000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pontoonBridgePassive_</text:p>
          </table:table-cell>
          <table:table-cell table:style-name="ce9" office:value-type="string" calcext:value-type="string">
            <text:p>0x0000000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ingleBridgePassive_</text:p>
          </table:table-cell>
          <table:table-cell table:style-name="ce9" office:value-type="string" calcext:value-type="string">
            <text:p>0x0000000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inglePontoonBridgePassive_</text:p>
          </table:table-cell>
          <table:table-cell table:style-name="ce9" office:value-type="string" calcext:value-type="string">
            <text:p>0x0000000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bridgeRuinPassive_</text:p>
          </table:table-cell>
          <table:table-cell table:style-name="ce9" office:value-type="string" calcext:value-type="string">
            <text:p>0x0000000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pontoonBridgeRuinPassive_</text:p>
          </table:table-cell>
          <table:table-cell table:style-name="ce9" office:value-type="string" calcext:value-type="string">
            <text:p>0x00000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artefactPassive_</text:p>
          </table:table-cell>
          <table:table-cell office:value-type="string" calcext:value-type="string">
            <text:p>0x000000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unnelEntrancePassive_</text:p>
          </table:table-cell>
          <table:table-cell office:value-type="string" calcext:value-type="string">
            <text:p>0x0000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healthPlacePassive_</text:p>
          </table:table-cell>
          <table:table-cell table:style-name="ce9" office:value-type="string" calcext:value-type="string">
            <text:p>0x000000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conversionPlacePassive_</text:p>
          </table:table-cell>
          <table:table-cell table:style-name="ce9" office:value-type="string" calcext:value-type="string">
            <text:p>0x0000000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eleportPassive_</text:p>
          </table:table-cell>
          <table:table-cell office:value-type="string" calcext:value-type="string">
            <text:p>0x0000000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birdPassive_</text:p>
          </table:table-cell>
          <table:table-cell office:value-type="string" calcext:value-type="string">
            <text:p>0x0000000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waterAnimalPassive_</text:p>
          </table:table-cell>
          <table:table-cell office:value-type="string" calcext:value-type="string">
            <text:p>0x0000000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OtherPassive_</text:p>
          </table:table-cell>
          <table:table-cell office:value-type="string" calcext:value-type="string">
            <text:p>0x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NothingPassive_</text:p>
          </table:table-cell>
          <table:table-cell table:style-name="ce9" office:value-type="string" calcext:value-type="string">
            <text:p>0x0000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BuildingPassive_</text:p>
          </table:table-cell>
          <table:table-cell table:style-name="ce9" office:value-type="string" calcext:value-type="string">
            <text:p>0x0000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RockPassive_</text:p>
          </table:table-cell>
          <table:table-cell office:value-type="string" calcext:value-type="string">
            <text:p>0x000000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TreePassive_</text:p>
          </table:table-cell>
          <table:table-cell office:value-type="string" calcext:value-type="string">
            <text:p>0x0000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WallPassive_</text:p>
          </table:table-cell>
          <table:table-cell office:value-type="string" calcext:value-type="string">
            <text:p>0x000000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apEditorPassive_</text:p>
          </table:table-cell>
          <table:table-cell office:value-type="string" calcext:value-type="string">
            <text:p>0x000000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wallConnectMask_</text:p>
          </table:table-cell>
          <table:table-cell office:value-type="string" calcext:value-type="string">
            <text:p>0x0000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wallTargetMask_</text:p>
          </table:table-cell>
          <table:table-cell office:value-type="string" calcext:value-type="string">
            <text:p>0x0000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depotMask_</text:p>
          </table:table-cell>
          <table:table-cell office:value-type="string" calcext:value-type="string">
            <text:p>0x00000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cornerMask_</text:p>
          </table:table-cell>
          <table:table-cell office:value-type="string" calcext:value-type="string">
            <text:p>0x0000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edgeMask_</text:p>
          </table:table-cell>
          <table:table-cell office:value-type="string" calcext:value-type="string">
            <text:p>0x0000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roadMask_</text:p>
          </table:table-cell>
          <table:table-cell office:value-type="string" calcext:value-type="string">
            <text:p>0x0000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startSmokeMask_</text:p>
          </table:table-cell>
          <table:table-cell office:value-type="string" calcext:value-type="string">
            <text:p>0x0000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transientMask_</text:p>
          </table:table-cell>
          <table:table-cell office:value-type="string" calcext:value-type="string">
            <text:p>0x0000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cantBeHitMask_</text:p>
          </table:table-cell>
          <table:table-cell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initInvisibleMask_</text:p>
          </table:table-cell>
          <table:table-cell office:value-type="string" calcext:value-type="string">
            <text:p>0x000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autoLightsMask_</text:p>
          </table:table-cell>
          <table:table-cell office:value-type="string" calcext:value-type="string">
            <text:p>0x000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repairableMask_</text:p>
          </table:table-cell>
          <table:table-cell office:value-type="string" calcext:value-type="string">
            <text:p>0x0008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destroyableMask_</text:p>
          </table:table-cell>
          <table:table-cell office:value-type="string" calcext:value-type="string">
            <text:p>0x001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loopedSoundMask_</text:p>
          </table:table-cell>
          <table:table-cell office:value-type="string" calcext:value-type="string">
            <text:p>0x002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notVisibleMask_</text:p>
          </table:table-cell>
          <table:table-cell office:value-type="string" calcext:value-type="string">
            <text:p>0x004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noResourceOnPassiveMask_</text:p>
          </table:table-cell>
          <table:table-cell office:value-type="string" calcext:value-type="string">
            <text:p>0x008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initRandomLoopedAnimMask_</text:p>
          </table:table-cell>
          <table:table-cell office:value-type="string" calcext:value-type="string">
            <text:p>0x01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cannonTransientMask_</text:p>
          </table:table-cell>
          <table:table-cell office:value-type="string" calcext:value-type="string">
            <text:p>0x02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dayBirdMask_</text:p>
          </table:table-cell>
          <table:table-cell office:value-type="string" calcext:value-type="string">
            <text:p>0x04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nightBirdMask_</text:p>
          </table:table-cell>
          <table:table-cell office:value-type="string" calcext:value-type="string">
            <text:p>0x08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removeOnBuildingMask_</text:p>
          </table:table-cell>
          <table:table-cell office:value-type="string" calcext:value-type="string">
            <text:p>0x1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colouredMask_</text:p>
          </table:table-cell>
          <table:table-cell office:value-type="string" calcext:value-type="string">
            <text:p>0x2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destroyedEventMask_</text:p>
          </table:table-cell>
          <table:table-cell office:value-type="string" calcext:value-type="string">
            <text:p>0x400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efine'y passive'ow do uzywania (map jest defaultowo mapOtherPassive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7" office:value-type="string" calcext:value-type="string">
            <text:p>passiveNormal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NormalNoMap</text:p>
          </table:table-cell>
          <table:table-cell table:style-name="ce27" office:value-type="string" calcext:value-type="string">
            <text:p>#_mapEditor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tone</text:p>
          </table:table-cell>
          <table:table-cell table:style-name="ce27" office:value-type="string" calcext:value-type="string">
            <text:p>#_mapEditor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AnimatedRandom</text:p>
          </table:table-cell>
          <table:table-cell table:style-name="ce27" office:value-type="string" calcext:value-type="string">
            <text:p>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NormalWithSound</text:p>
          </table:table-cell>
          <table:table-cell table:style-name="ce27" office:value-type="string" calcext:value-type="string">
            <text:p>#_loopedSound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ound</text:p>
          </table:table-cell>
          <table:table-cell table:style-name="ce27" office:value-type="string" calcext:value-type="string">
            <text:p>#_loopedSoundMask_ | #_transientMask_ | #_notVisibleMask_ | #_cantBeHitMask_ | #_mapEditor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ansient</text:p>
          </table:table-cell>
          <table:table-cell table:style-name="ce27" office:value-type="string" calcext:value-type="string">
            <text:p>#_transient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ansientNoMap</text:p>
          </table:table-cell>
          <table:table-cell table:style-name="ce27" office:value-type="string" calcext:value-type="string">
            <text:p>#_mapEditorPassive_ | #_transient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ee</text:p>
          </table:table-cell>
          <table:table-cell table:style-name="ce27" office:value-type="string" calcext:value-type="string">
            <text:p>#_mapEditorPassive_ | #_initRandomLoopedAnimMask_ | #_cannonTransientMask_ | #_coloure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ansientTree</text:p>
          </table:table-cell>
          <table:table-cell table:style-name="ce27" office:value-type="string" calcext:value-type="string">
            <text:p>#_mapTreePassive_ | #_transient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Rock</text:p>
          </table:table-cell>
          <table:table-cell table:style-name="ce27" office:value-type="string" calcext:value-type="string">
            <text:p>#_mapRock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Artefact</text:p>
          </table:table-cell>
          <table:table-cell table:style-name="ce27" office:value-type="string" calcext:value-type="string">
            <text:p>#_artefactPassive_ | <text:s/>#_transientMask_| #_cantBeHitMask_ | #_initInvisible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Wall</text:p>
          </table:table-cell>
          <table:table-cell table:style-name="ce27" office:value-type="string" calcext:value-type="string">
            <text:p>#_wallConnectMask_ | #_mapWall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PlayerWall</text:p>
          </table:table-cell>
          <table:table-cell table:style-name="ce27" office:value-type="string" calcext:value-type="string">
            <text:p>#_wallConnectMask_ | #_wallTargetMask_ | #_initInvisibleMask_ | #_mapWall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ingleWall</text:p>
          </table:table-cell>
          <table:table-cell table:style-name="ce27" office:value-type="string" calcext:value-type="string">
            <text:p>#_mapWall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inglePlayerWall</text:p>
          </table:table-cell>
          <table:table-cell table:style-name="ce27" office:value-type="string" calcext:value-type="string">
            <text:p>#_wallTargetMask_ | #_initInvisibleMask_ | #_mapWall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Bridge</text:p>
          </table:table-cell>
          <table:table-cell table:style-name="ce27" office:value-type="string" calcext:value-type="string">
            <text:p>#_bridgePassive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PlayerBridge</text:p>
          </table:table-cell>
          <table:table-cell table:style-name="ce27" office:value-type="string" calcext:value-type="string">
            <text:p>#_bridgePassive_ | #_initInvisibleMask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PontoonBridge</text:p>
          </table:table-cell>
          <table:table-cell table:style-name="ce27" office:value-type="string" calcext:value-type="string">
            <text:p>#_pontoonBridgePassive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PlayerPontoonBridge</text:p>
          </table:table-cell>
          <table:table-cell table:style-name="ce27" office:value-type="string" calcext:value-type="string">
            <text:p>#_pontoonBridgePassive_ | #_initInvisibleMask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ingleBridge</text:p>
          </table:table-cell>
          <table:table-cell table:style-name="ce27" office:value-type="string" calcext:value-type="string">
            <text:p>#_singleBridgePassive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inglePontoonBridge</text:p>
          </table:table-cell>
          <table:table-cell table:style-name="ce27" office:value-type="string" calcext:value-type="string">
            <text:p>#_singlePontoonBridgePassive_ | #_repaira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SinglePontoonBridgeBuild</text:p>
          </table:table-cell>
          <table:table-cell table:style-name="ce27" office:value-type="string" calcext:value-type="string">
            <text:p>#_singlePontoonBridge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BridgeRuin</text:p>
          </table:table-cell>
          <table:table-cell table:style-name="ce27" office:value-type="string" calcext:value-type="string">
            <text:p>#_bridgeRuin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PontoonBridgeRuin</text:p>
          </table:table-cell>
          <table:table-cell table:style-name="ce27" office:value-type="string" calcext:value-type="string">
            <text:p>#_pontoonBridgeRuin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unnelEntrance</text:p>
          </table:table-cell>
          <table:table-cell table:style-name="ce27" office:value-type="string" calcext:value-type="string">
            <text:p>#_tunnelEntrance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BuildingRuin</text:p>
          </table:table-cell>
          <table:table-cell table:style-name="ce27" office:value-type="string" calcext:value-type="string">
            <text:p>#_ruinTargetMask_ | #_startSmokeMask_ | #_initInvisi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LightBuildingRuin</text:p>
          </table:table-cell>
          <table:table-cell table:style-name="ce27" office:value-type="string" calcext:value-type="string">
            <text:p>#_ruinTargetMask_ | #_startSmokeMask_ | #_initInvisibleMask_ | #_autoLights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UnitRuin</text:p>
          </table:table-cell>
          <table:table-cell table:style-name="ce27" office:value-type="string" calcext:value-type="string">
            <text:p>#_startSmokeMask_ | #_transientMask_ | #_initInvisi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Floor</text:p>
          </table:table-cell>
          <table:table-cell table:style-name="ce27" office:value-type="string" calcext:value-type="string">
            <text:p>#_transientMask_ | #_cantBeHitMask_ | #_noResourceOnPassiveMask_ | #_coloure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FloorNoMap</text:p>
          </table:table-cell>
          <table:table-cell table:style-name="ce27" office:value-type="string" calcext:value-type="string">
            <text:p>#_mapEditorPassive_ | #_transientMask_ | #_cantBeHitMask_ | #_noResourceOnPassiveMask_ | #_coloure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Grass</text:p>
          </table:table-cell>
          <table:table-cell table:style-name="ce27" office:value-type="string" calcext:value-type="string">
            <text:p>#_mapEditorPassive_ | #_transientMask_ | #_cantBeHitMask_ | #_removeOnBuilding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Reeds</text:p>
          </table:table-cell>
          <table:table-cell table:style-name="ce27" office:value-type="string" calcext:value-type="string">
            <text:p>#_mapEditorPassive_ | #_transientMask_ | #_cantBeHitMask_ | #_removeOnBuilding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RoadConnect</text:p>
          </table:table-cell>
          <table:table-cell table:style-name="ce27" office:value-type="string" calcext:value-type="string">
            <text:p>#_wallConnectMask_ | #_roadMask_ | #_transientMask_ | #_cantBeHit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RoadSign</text:p>
          </table:table-cell>
          <table:table-cell table:style-name="ce27" office:value-type="string" calcext:value-type="string">
            <text:p>#_mapEditorPassive_ | #_cornerMask_ | #_transientMask_ | #_mapEditorPassive_ | #_cannonTransientMask_ | #_removeOnBuilding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RoadSignOnEdge</text:p>
          </table:table-cell>
          <table:table-cell table:style-name="ce27" office:value-type="string" calcext:value-type="string">
            <text:p>#_mapEditorPassive_ | #_edgeMask_ | #_transientMask_ | #_mapEditorPassive_ | #_cannonTransientMask_ | #_removeOnBuilding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HealthPlace</text:p>
          </table:table-cell>
          <table:table-cell table:style-name="ce7" office:value-type="string" calcext:value-type="string">
            <text:p>#_healthPlace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ConversionPlace</text:p>
          </table:table-cell>
          <table:table-cell table:style-name="ce7" office:value-type="string" calcext:value-type="string">
            <text:p>#_conversionPlacePassive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orch</text:p>
          </table:table-cell>
          <table:table-cell table:style-name="ce27" office:value-type="string" calcext:value-type="string">
            <text:p>#_cornerMask_ | #_transientMask_ | #_startSmokeMask_ | #_mapEditorPassive_ | #_removeOnBuilding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orchLine</text:p>
          </table:table-cell>
          <table:table-cell table:style-name="ce27" office:value-type="string" calcext:value-type="string">
            <text:p>#_edgeMask_ | #_cornerMask_ | #_transientMask_ | #_startSmokeMask_ | #_mapEditorPassive_ | #_removeOnBuilding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eleport</text:p>
          </table:table-cell>
          <table:table-cell table:style-name="ce27" office:value-type="string" calcext:value-type="string">
            <text:p>#_teleportPassive_ | #_initInvisible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FishAnim</text:p>
          </table:table-cell>
          <table:table-cell table:style-name="ce27" office:value-type="string" calcext:value-type="string">
            <text:p>#_transientMask_ | #_mapEditorPassive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Bird</text:p>
          </table:table-cell>
          <table:table-cell table:style-name="ce27" office:value-type="string" calcext:value-type="string">
            <text:p>#_birdPassive_ | #_dayBirdMask_ | #_transientMask_ | #_mapEditorPassive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NightBird</text:p>
          </table:table-cell>
          <table:table-cell table:style-name="ce27" office:value-type="string" calcext:value-type="string">
            <text:p>#_birdPassive_ | #_nightBirdMask_ | #_transientMask_ | #_mapEditorPassive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AndNightBird</text:p>
          </table:table-cell>
          <table:table-cell table:style-name="ce27" office:value-type="string" calcext:value-type="string">
            <text:p>#_birdPassive_ | #_dayBirdMask_ | #_nightBirdMask_ | #_transientMask_ | #_mapEditorPassive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BirdSound</text:p>
          </table:table-cell>
          <table:table-cell table:style-name="ce27" office:value-type="string" calcext:value-type="string">
            <text:p>#_birdPassive_ | #_dayBirdMask_ | #_transientMask_ | #_mapEditorPassive_ | #_initRandomLoopedAnimMask_ | #_loopedSoun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NightBirdSound</text:p>
          </table:table-cell>
          <table:table-cell table:style-name="ce27" office:value-type="string" calcext:value-type="string">
            <text:p>#_birdPassive_ | #_nightBirdMask_ | #_transientMask_ | #_mapEditorPassive_ | #_initRandomLoopedAnimMask_ | #_loopedSoun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AndNightBirdSound</text:p>
          </table:table-cell>
          <table:table-cell table:style-name="ce27" office:value-type="string" calcext:value-type="string">
            <text:p>#_birdPassive_ | #_dayBirdMask_ | #_nightBirdMask_ | #_transientMask_ | #_mapEditorPassive_ | #_initRandomLoopedAnimMask_ | #_loopedSoun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AndNightDuck</text:p>
          </table:table-cell>
          <table:table-cell table:style-name="ce27" office:value-type="string" calcext:value-type="string">
            <text:p>#_waterAnimalPassive_ | #_dayBirdMask_ | #_nightBirdMask_ | #_transientMask_ | #_mapEditorPassive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ayAndNightDuckSound</text:p>
          </table:table-cell>
          <table:table-cell table:style-name="ce27" office:value-type="string" calcext:value-type="string">
            <text:p>#_waterAnimalPassive_ | #_dayBirdMask_ | #_nightBirdMask_ | #_transientMask_ | #_mapEditorPassive_ | #_initRandomLoopedAnimMask_ | #_loopedSound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Beehive</text:p>
          </table:table-cell>
          <table:table-cell table:style-name="ce27" office:value-type="string" calcext:value-type="string">
            <text:p>#_mapEditorPassive_ | #_loopedSound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ap</text:p>
          </table:table-cell>
          <table:table-cell table:style-name="ce27" office:value-type="string" calcext:value-type="string">
            <text:p>#_transientMask_ | #_cantBeHit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TrapNoMap</text:p>
          </table:table-cell>
          <table:table-cell table:style-name="ce27" office:value-type="string" calcext:value-type="string">
            <text:p>#_mapEditorPassive_ | #_transientMask_ | #_cantBeHitMask_ | #_initRandomLoopedAnim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EventBarrel</text:p>
          </table:table-cell>
          <table:table-cell table:style-name="ce27" office:value-type="string" calcext:value-type="string">
            <text:p>#_destroyedEventMask_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passiveDepot</text:p>
          </table:table-cell>
          <table:table-cell table:style-name="ce27" office:value-type="string" calcext:value-type="string">
            <text:p>#_depotMask_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ski typow artefaktow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artefactRegenerateHP</text:p>
          </table:table-cell>
          <table:table-cell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RegenerateMagic</text:p>
          </table:table-cell>
          <table:table-cell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AddMaxHP</text:p>
          </table:table-cell>
          <table:table-cell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AddDamage</text:p>
          </table:table-cell>
          <table:table-cell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AddMaxMagic</text:p>
          </table:table-cell>
          <table:table-cell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AddHP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AddMagic</text:p>
          </table:table-cell>
          <table:table-cell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GiveMoney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ShowMap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GiveRPGMoney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Equipment</text:p>
          </table:table-cell>
          <table:table-cell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RPGUnitOnly</text:p>
          </table:table-cell>
          <table:table-cell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LocatedTalk</text:p>
          </table:table-cell>
          <table:table-cell office:value-type="string" calcext:value-type="string">
            <text:p>0x4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SpecialAI</text:p>
          </table:table-cell>
          <table:table-cell office:value-type="string" calcext:value-type="string">
            <text:p>0x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ToolitpData</text:p>
          </table:table-cell>
          <table:table-cell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DropFromInventory</text:p>
          </table:table-cell>
          <table:table-cell office:value-type="string" calcext:value-type="string">
            <text:p>0x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Sold</text:p>
          </table:table-cell>
          <table:table-cell office:value-type="string" calcext:value-type="string">
            <text:p>0x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Drop</text:p>
          </table:table-cell>
          <table:table-cell office:value-type="string" calcext:value-type="string">
            <text:p>0x8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Use</text:p>
          </table:table-cell>
          <table:table-cell office:value-type="string" calcext:value-type="string">
            <text:p>0x1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RPGUnit</text:p>
          </table:table-cell>
          <table:table-cell office:value-type="string" calcext:value-type="string">
            <text:p>0x2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UniqueTooltipText</text:p>
          </table:table-cell>
          <table:table-cell office:value-type="string" calcext:value-type="string">
            <text:p>0x4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CurePoison</text:p>
          </table:table-cell>
          <table:table-cell office:value-type="string" calcext:value-type="string">
            <text:p>0x8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efactNoBlinkInventory</text:p>
          </table:table-cell>
          <table:table-cell office:value-type="string" calcext:value-type="string">
            <text:p>0x100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kombinacje masek artefaktow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string" calcext:value-type="string">
            <text:p>artefactRPGUnitEquipment</text:p>
          </table:table-cell>
          <table:table-cell table:style-name="ce23" office:value-type="string" calcext:value-type="string">
            <text:p>#artefactEquipment | #artefactRPGUnitOnly | #artefactNoLocatedTal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artosci bridgeBordersMask (który brzeg mostu nieprzejezdny)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8" office:value-type="string" calcext:value-type="string">
            <text:p>lockedBridgeBorderN</text:p>
          </table:table-cell>
          <table:table-cell table:style-name="ce18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ockedBridgeBorderE</text:p>
          </table:table-cell>
          <table:table-cell table:style-name="ce18"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ockedBridgeBorderS</text:p>
          </table:table-cell>
          <table:table-cell table:style-name="ce18" office:value-type="string" calcext:value-type="string">
            <text:p>0x04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ockedBridgeBorderW</text:p>
          </table:table-cell>
          <table:table-cell table:style-name="ce18" office:value-type="string" calcext:value-type="string">
            <text:p>0x0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 obiektu klasy moveable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animNone</text:p>
          </table:table-cell>
          <table:table-cell table:style-name="ce9" office:value-type="string" calcext:value-type="string">
            <text:p>0x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nimWalk</text:p>
          </table:table-cell>
          <table:table-cell table:style-name="ce9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imRotor</text:p>
          </table:table-cell>
          <table:table-cell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imRotation</text:p>
          </table:table-cell>
          <table:table-cell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veLand</text:p>
          </table:table-cell>
          <table:table-cell office:value-type="string" calcext:value-type="string">
            <text:p>0x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veAmphibia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veShip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veFlyable</text:p>
          </table:table-cell>
          <table:table-cell office:value-type="string" calcext:value-type="string">
            <text:p>0x03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otMoveable - specjalny nie ruszajacy sie obiekt (ze wszystkimi speed == 0)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notMoveable</text:p>
          </table:table-cell>
          <table:table-cell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objectType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string" calcext:value-type="string">
            <text:p>unitWalkAmphibia</text:p>
          </table:table-cell>
          <table:table-cell table:style-name="ce7" office:value-type="string" calcext:value-type="string">
            <text:p>#animWalk | #moveAmphibia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unitWalk</text:p>
          </table:table-cell>
          <table:table-cell table:style-name="ce7" office:value-type="string" calcext:value-type="string">
            <text:p>#animWalk | #moveLan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unitFlyable</text:p>
          </table:table-cell>
          <table:table-cell table:style-name="ce7" office:value-type="string" calcext:value-type="string">
            <text:p>#animWalk | #moveFlyabl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unitAmphibia</text:p>
          </table:table-cell>
          <table:table-cell table:style-name="ce7" office:value-type="string" calcext:value-type="string">
            <text:p>#animNone | #moveAmphibi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i do moveableFlags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animalUnit</text:p>
          </table:table-cell>
          <table:table-cell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cyclableUnit</text:p>
          </table:table-cell>
          <table:table-cell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towerUnit</text:p>
          </table:table-cell>
          <table:table-cell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gateUnit</text:p>
          </table:table-cell>
          <table:table-cell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sleepModeUnit</text:p>
          </table:table-cell>
          <table:table-cell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camouflageModeUnit</text:p>
          </table:table-cell>
          <table:table-cell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enemyAlertUnit</text:p>
          </table:table-cell>
          <table:table-cell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ghostFriendUnit</text:p>
          </table:table-cell>
          <table:table-cell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EquipmentArtefactsUnit</text:p>
          </table:table-cell>
          <table:table-cell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haveArmourExplosion</text:p>
          </table:table-cell>
          <table:table-cell office:value-type="string" calcext:value-type="string">
            <text:p>0x02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AccurateStandInSleep</text:p>
          </table:table-cell>
          <table:table-cell office:value-type="string" calcext:value-type="string">
            <text:p>0x04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MagicFreezeUnit</text:p>
          </table:table-cell>
          <table:table-cell office:value-type="string" calcext:value-type="string">
            <text:p>0x0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MagicGetHPUnit</text:p>
          </table:table-cell>
          <table:table-cell office:value-type="string" calcext:value-type="string">
            <text:p>0x1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MagicBlindAttackUnit</text:p>
          </table:table-cell>
          <table:table-cell office:value-type="string" calcext:value-type="string">
            <text:p>0x2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loopedMoveAnimUnit</text:p>
          </table:table-cell>
          <table:table-cell office:value-type="string" calcext:value-type="string">
            <text:p>0x4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PoissonUnit</text:p>
          </table:table-cell>
          <table:table-cell office:value-type="string" calcext:value-type="string">
            <text:p>0x8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turnAnimUnit</text:p>
          </table:table-cell>
          <table:table-cell office:value-type="string" calcext:value-type="string">
            <text:p>0x10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TurnToFreeGridInSleep</text:p>
          </table:table-cell>
          <table:table-cell office:value-type="string" calcext:value-type="string">
            <text:p>0x200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noGetArtefactUnit</text:p>
          </table:table-cell>
          <table:table-cell office:value-type="string" calcext:value-type="string">
            <text:p>0x4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i do eksplozji (explosionFlags)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3" office:value-type="string" calcext:value-type="string">
            <text:p>typ "trzęsienia ziemi" (poruszania kamerą) przy eksplozji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noEarthquake</text:p>
          </table:table-cell>
          <table:table-cell table:style-name="ce9" office:value-type="string" calcext:value-type="string">
            <text:p>0x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mallEarthquake</text:p>
          </table:table-cell>
          <table:table-cell table:style-name="ce9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ediumEarthquake</text:p>
          </table:table-cell>
          <table:table-cell table:style-name="ce9"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bigEarthquake</text:p>
          </table:table-cell>
          <table:table-cell table:style-name="ce9" office:value-type="string" calcext:value-type="string">
            <text:p>0x0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eksplozji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5" office:value-type="string" calcext:value-type="string">
            <text:p>explosionCrater</text:p>
          </table:table-cell>
          <table:table-cell table:style-name="ce15" office:value-type="string" calcext:value-type="string">
            <text:p>0x10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explosionTrack</text:p>
          </table:table-cell>
          <table:table-cell table:style-name="ce15" office:value-type="string" calcext:value-type="string">
            <text:p>0x2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"latającego odpadka" (z działka itp.)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9" office:value-type="string" calcext:value-type="string">
            <text:p>bigFlyingWast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ediumFlyingWast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mallFlyingWast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flagi do nowego enginu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9" office:value-type="string" calcext:value-type="string">
            <text:p>_shadowNothing</text:p>
          </table:table-cell>
          <table:table-cell table:style-name="ce9" office:value-type="string" calcext:value-type="string">
            <text:p>0x0000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Simple</text:p>
          </table:table-cell>
          <table:table-cell table:style-name="ce9" office:value-type="string" calcext:value-type="string">
            <text:p>0x0000000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Static</text:p>
          </table:table-cell>
          <table:table-cell table:style-name="ce9" office:value-type="string" calcext:value-type="string">
            <text:p>0x0000000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Animated</text:p>
          </table:table-cell>
          <table:table-cell table:style-name="ce9" office:value-type="string" calcext:value-type="string">
            <text:p>0x0000000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Vertical</text:p>
          </table:table-cell>
          <table:table-cell table:style-name="ce9" office:value-type="string" calcext:value-type="string">
            <text:p>0x00000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moveWind</text:p>
          </table:table-cell>
          <table:table-cell office:value-type="string" calcext:value-type="string">
            <text:p>0x00000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noReflect</text:p>
          </table:table-cell>
          <table:table-cell office:value-type="string" calcext:value-type="string">
            <text:p>0x00000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hasNotBigEnoughBox</text:p>
          </table:table-cell>
          <table:table-cell office:value-type="string" calcext:value-type="string">
            <text:p>0x00000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noSubObjectShadow</text:p>
          </table:table-cell>
          <table:table-cell office:value-type="string" calcext:value-type="string">
            <text:p>0x0000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symmetricShadow</text:p>
          </table:table-cell>
          <table:table-cell office:value-type="string" calcext:value-type="string">
            <text:p>0x0000200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Flagi do starego enginu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9" office:value-type="string" calcext:value-type="string">
            <text:p>_shadowOldStatic</text:p>
          </table:table-cell>
          <table:table-cell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OldRound</text:p>
          </table:table-cell>
          <table:table-cell office:value-type="string" calcext:value-type="string">
            <text:p>0x0002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OldEllipse1</text:p>
          </table:table-cell>
          <table:table-cell office:value-type="string" calcext:value-type="string">
            <text:p>0x0004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OldEllipse2</text:p>
          </table:table-cell>
          <table:table-cell office:value-type="string" calcext:value-type="string">
            <text:p>0x0008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OldEllipse3</text:p>
          </table:table-cell>
          <table:table-cell office:value-type="string" calcext:value-type="string">
            <text:p>0x0010000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_shadowOldTree</text:p>
          </table:table-cell>
          <table:table-cell office:value-type="string" calcext:value-type="string">
            <text:p>0x002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_hasOldSoftwareRendering</text:p>
          </table:table-cell>
          <table:table-cell office:value-type="string" calcext:value-type="string">
            <text:p>0x00400000</text:p>
          </table:table-cell>
          <table:table-cell table:number-columns-repeated="3"/>
        </table:table-row>
        <table:table-row table:style-name="ro2">
          <table:table-cell table:style-name="ce7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typ cienia rzucanego przez obiekt - nowe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20" office:value-type="string" calcext:value-type="string">
            <text:p>shadowNothing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Simple</text:p>
          </table:table-cell>
          <table:table-cell table:style-name="ce20" office:value-type="string" calcext:value-type="string">
            <text:p>#_shadowSimple | #_shadowOldRoun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Static</text:p>
          </table:table-cell>
          <table:table-cell table:style-name="ce20" office:value-type="string" calcext:value-type="string">
            <text:p>#_shadowStatic | #_shadowOldStatic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Animated1</text:p>
          </table:table-cell>
          <table:table-cell table:style-name="ce20" office:value-type="string" calcext:value-type="string">
            <text:p>#_shadowAnimated | #_shadowOldStatic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FlyingObject</text:p>
          </table:table-cell>
          <table:table-cell table:style-name="ce20" office:value-type="string" calcext:value-type="string">
            <text:p>#_shadowVertical | #_shadowAnimated | #_shadowOldRoun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Bird</text:p>
          </table:table-cell>
          <table:table-cell table:style-name="ce20" office:value-type="string" calcext:value-type="string">
            <text:p>#_shadowVertical | #_shadowAnimate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Tree</text:p>
          </table:table-cell>
          <table:table-cell table:style-name="ce7" office:value-type="string" calcext:value-type="string">
            <text:p>#_moveWind | #_shadowStatic | #_shadowOldTree | #_symmetricShadow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TreeNotSymetric</text:p>
          </table:table-cell>
          <table:table-cell table:style-name="ce7" office:value-type="string" calcext:value-type="string">
            <text:p>#_moveWind | #_shadowStatic | #_shadowOldTree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TreeCrash</text:p>
          </table:table-cell>
          <table:table-cell table:style-name="ce20" office:value-type="string" calcext:value-type="string">
            <text:p>#_shadowAnimated | #_shadowOldTree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Reeds</text:p>
          </table:table-cell>
          <table:table-cell table:style-name="ce7" office:value-type="string" calcext:value-type="string">
            <text:p>#_moveWind 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Fish</text:p>
          </table:table-cell>
          <table:table-cell table:style-name="ce7" office:value-type="string" calcext:value-type="string">
            <text:p>#_noReflec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hadowExpBridge</text:p>
          </table:table-cell>
          <table:table-cell table:style-name="ce7" office:value-type="string" calcext:value-type="string">
            <text:p>#_noReflect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WallSoftware</text:p>
          </table:table-cell>
          <table:table-cell table:style-name="ce7" office:value-type="string" calcext:value-type="string">
            <text:p><text:s/>#_shadowStatic | #_hasOldSoftwareRendering | #_shadowOldStatic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hadowTower</text:p>
          </table:table-cell>
          <table:table-cell table:style-name="ce7" office:value-type="string" calcext:value-type="string">
            <text:p>#_hasNotBigEnoughBox | #_shadowStatic | #_shadowOldStatic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Person</text:p>
          </table:table-cell>
          <table:table-cell table:style-name="ce20" office:value-type="string" calcext:value-type="string">
            <text:p>#_shadowAnimated | #_shadowOldRoun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Animal</text:p>
          </table:table-cell>
          <table:table-cell table:style-name="ce20" office:value-type="string" calcext:value-type="string">
            <text:p>#_shadowAnimated | #_shadowOldEllipse1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BigAnimal</text:p>
          </table:table-cell>
          <table:table-cell table:style-name="ce20" office:value-type="string" calcext:value-type="string">
            <text:p>#_shadowAnimated | #_shadowOldEllipse2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Giant</text:p>
          </table:table-cell>
          <table:table-cell table:style-name="ce20" office:value-type="string" calcext:value-type="string">
            <text:p>#_shadowAnimated | #_shadowOldEllipse3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MainBuilding</text:p>
          </table:table-cell>
          <table:table-cell table:style-name="ce20" office:value-type="string" calcext:value-type="string">
            <text:p>#_shadowStatic | #_shadowOldStatic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Gate</text:p>
          </table:table-cell>
          <table:table-cell table:style-name="ce20" office:value-type="string" calcext:value-type="string">
            <text:p>#_shadowAnimated | #_shadowOldStatic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Build</text:p>
          </table:table-cell>
          <table:table-cell table:style-name="ce20" office:value-type="string" calcext:value-type="string">
            <text:p>#_shadowAnimated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shadowFlag</text:p>
          </table:table-cell>
          <table:table-cell table:style-name="ce20" office:value-type="string" calcext:value-type="string">
            <text:p>#_shadowAnimate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hadowEquipment</text:p>
          </table:table-cell>
          <table:table-cell table:style-name="ce20" office:value-type="string" calcext:value-type="string">
            <text:p>#_shadowAnimated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animacji cannonow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equipmentAnimTypeN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Figh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Fight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Shoo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Magic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Magic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Magic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pmentAnimTypeMagic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umery talkow dla magii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magicTalkNone</text:p>
          </table:table-cell>
          <table:table-cell office:value-type="string" calcext:value-type="string">
            <text:p>0x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Talk1</text:p>
          </table:table-cell>
          <table:table-cell office:value-type="string" calcext:value-type="string">
            <text:p>0x000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Talk2</text:p>
          </table:table-cell>
          <table:table-cell office:value-type="string" calcext:value-type="string">
            <text:p>0x000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Talk3</text:p>
          </table:table-cell>
          <table:table-cell office:value-type="string" calcext:value-type="string">
            <text:p>0x0003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cTalk4</text:p>
          </table:table-cell>
          <table:table-cell office:value-type="string" calcext:value-type="string">
            <text:p>0x00040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pocisków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4" office:value-type="string" calcext:value-type="string">
            <text:p>missileSwor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ssileInvisibl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ssileCannon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ssileDropBomb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ssileBomb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sileElectric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lyskawica dla burzy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missileLightnin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eteor dla deszczu meteorow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missileMeteo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magii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4" office:value-type="string" calcext:value-type="string">
            <text:p>magicImmortalShiel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Freeze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Capturing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Storm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Seeing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Conversion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FireRain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RemoveStormFireRain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Teleportation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Ghost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WildAnimal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Trap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GetHP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SingleFreeze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BlindAttack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TimedCapturing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OurWildAnimal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OurHoldWildAnimal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OurMagicMirror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RandConversion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AroundDamage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magicSelfHealing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gicFireWall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celow dla dzialka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targetTypeGroundOnly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TypeAirOnly</text:p>
          </table:table-cell>
          <table:table-cell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TypeGroundAndAir</text:p>
          </table:table-cell>
          <table:table-cell office:value-type="string" calcext:value-type="string">
            <text:p>0x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NoUnitOnTower</text:p>
          </table:table-cell>
          <table:table-cell office:value-type="string" calcext:value-type="string">
            <text:p>0x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nExplosionToTarget</text:p>
          </table:table-cell>
          <table:table-cell office:value-type="string" calcext:value-type="string">
            <text:p>0x0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animacji na pojazdach CVerticalVehicle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22" office:value-type="string" calcext:value-type="string">
            <text:p>verticalVehicleAnimationRotor</text:p>
          </table:table-cell>
          <table:table-cell table:style-name="ce22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(flagi) wyposażenia rozglądającego się (LookRoundEquipment)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string" calcext:value-type="string">
            <text:p>lookRoundTypeDamageIncrease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Radar</text:p>
          </table:table-cell>
          <table:table-cell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Shadow</text:p>
          </table:table-cell>
          <table:table-cell office:value-type="string" calcext:value-type="string">
            <text:p>0x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ArmourIncrease</text:p>
          </table:table-cell>
          <table:table-cell office:value-type="string" calcext:value-type="string">
            <text:p>0x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SpeedUpHPRegeneration</text:p>
          </table:table-cell>
          <table:table-cell office:value-type="string" calcext:value-type="string">
            <text:p>0x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SpeedUpMagicRegeneration</text:p>
          </table:table-cell>
          <table:table-cell office:value-type="string" calcext:value-type="string">
            <text:p>0x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HarvestSpeedIncrease</text:p>
          </table:table-cell>
          <table:table-cell office:value-type="string" calcext:value-type="string">
            <text:p>0x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okRoundTypeBuildSpeedIncrease</text:p>
          </table:table-cell>
          <table:table-cell office:value-type="string" calcext:value-type="string">
            <text:p>0x8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i mowiace co moze zrobic repairer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RepairUnits</text:p>
          </table:table-cell>
          <table:table-cell table:style-name="ce18" office:value-type="string" calcext:value-type="string">
            <text:p>0x000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RepairAnimals</text:p>
          </table:table-cell>
          <table:table-cell table:style-name="ce18" office:value-type="string" calcext:value-type="string">
            <text:p>0x000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RepairBuildings</text:p>
          </table:table-cell>
          <table:table-cell table:style-name="ce18" office:value-type="string" calcext:value-type="string">
            <text:p>0x0004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RepairConstructions</text:p>
          </table:table-cell>
          <table:table-cell table:style-name="ce18" office:value-type="string" calcext:value-type="string">
            <text:p>0x0008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ConvertUnits</text:p>
          </table:table-cell>
          <table:table-cell table:style-name="ce18" office:value-type="string" calcext:value-type="string">
            <text:p>0x001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ConvertAnimals</text:p>
          </table:table-cell>
          <table:table-cell table:style-name="ce18" office:value-type="string" calcext:value-type="string">
            <text:p>0x002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ConvertBuildings</text:p>
          </table:table-cell>
          <table:table-cell table:style-name="ce18" office:value-type="string" calcext:value-type="string">
            <text:p>0x004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repairerCanCaptureBuildings</text:p>
          </table:table-cell>
          <table:table-cell table:style-name="ce18" office:value-type="string" calcext:value-type="string">
            <text:p>0x008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repairerBuilder</text:p>
          </table:table-cell>
          <table:table-cell table:style-name="ce23" office:value-type="string" calcext:value-type="string">
            <text:p>#repairerCanRepairBuildings | #repairerCanRepairConstructions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repairerShepherd</text:p>
          </table:table-cell>
          <table:table-cell table:style-name="ce23" office:value-type="string" calcext:value-type="string">
            <text:p>#repairerCanConvertAnimals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repairerDiplomat</text:p>
          </table:table-cell>
          <table:table-cell table:style-name="ce23" office:value-type="string" calcext:value-type="string">
            <text:p>#repairerCanCaptureBuilding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do repairera latajacego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repairerNotTurnToTarget</text:p>
          </table:table-cell>
          <table:table-cell table:style-name="ce18" office:value-type="string" calcext:value-type="string">
            <text:p>0x01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y starting pointow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18" office:value-type="string" calcext:value-type="string">
            <text:p>positionStartingPoin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positionMarkPoi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positionProductionPoint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itemy template'ow do grup (90 - hero - dla tych którzy mają ustawione SetIsHeroUnit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groupSword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Drop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Mag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Special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Animal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Multi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groupBuilding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ozycja w której tworzy się explozja magii, lub specialPassive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3" office:value-type="string" calcext:value-type="string">
            <text:p>w punkcie (0, 0, 0) obiektu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8" office:value-type="string" calcext:value-type="string">
            <text:p>expPosZero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 slocie CE obiektu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7" office:value-type="string" calcext:value-type="string">
            <text:p>expPosCenterSlo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 slocie MI8 obiektu (tylko przy animacji robienia magii)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7" office:value-type="string" calcext:value-type="string">
            <text:p>expPosWeaponSlot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tarczy dajaca armour tylko z przodu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shieldArmourType</text:p>
          </table:table-cell>
          <table:table-cell table:style-name="ce9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laga dla imortalShielda - nie dodaje armouru tylko bieże maxa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maxArmourType</text:p>
          </table:table-cell>
          <table:table-cell table:style-name="ce9" office:value-type="string" calcext:value-type="string">
            <text:p>0x02</text:p>
          </table:table-cell>
          <table:table-cell table:number-columns-repeated="3"/>
        </table:table-row>
        <table:table-row table:style-name="ro2">
          <table:table-cell table:style-name="ce24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wartosci RPGAnimationMask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userRPGUnit</text:p>
          </table:table-cell>
          <table:table-cell table:style-name="ce9" office:value-type="string" calcext:value-type="string">
            <text:p>0x0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singleShootAnim</text:p>
          </table:table-cell>
          <table:table-cell table:style-name="ce9" office:value-type="string" calcext:value-type="string">
            <text:p>0x1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holdTrapOnceUnit</text:p>
          </table:table-cell>
          <table:table-cell table:style-name="ce9" office:value-type="string" calcext:value-type="string">
            <text:p>0x2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typ pułapki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typeHoldTrap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ypeDamageTrap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ypeHoldTrapOnc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CE" svg:font-family="'Arial CE'" style:font-family-generic="swiss" style:font-pitch="variable"/>
    <style:font-face style:name="Arial CE1" svg:font-family="'Arial CE'"/>
    <style:font-face style:name="Czcionka tekstu podstawowego" svg:font-family="'Czcionka tekstu podstawoweg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0P0" style:volatile="true">
      <number:text>£</number:text>
      <number:number number:decimal-places="0" number:min-decimal-places="0" number:min-integer-digits="1" number:grouping="true"/>
    </number:number-style>
    <number:number-style style:name="N120">
      <number:text>-£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2" number:min-decimal-places="2" number:min-integer-digits="1" number:grouping="true"/>
    </number:number-style>
    <number:number-style style:name="N123">
      <number:text>-£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£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zcionka tekstu podstawowego" fo:font-family="'Czcionka tekstu podstawowego'" style:font-family-generic="swiss" style:font-pitch="variable" fo:font-size="11pt" style:font-name-asian="Czcionka tekstu podstawowego" style:font-family-asian="'Czcionka tekstu podstawowego'" style:font-family-generic-asian="swiss" style:font-pitch-asian="variable" style:font-size-asian="11pt" style:font-name-complex="Czcionka tekstu podstawowego" style:font-family-complex="'Czcionka tekstu podstawowego'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lumna_20_danych" style:display-name="Kolumna danych" style:family="table-cell" style:parent-style-name="Default" style:data-style-name="N0">
      <style:table-cell-properties style:cell-protect="protected" style:print-content="true" fo:padding="0.071cm"/>
    </style:style>
    <style:style style:name="Komentarz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 CE" style:font-family-complex="'Arial CE'" style:font-family-generic-complex="swiss" style:font-pitch-complex="variable" style:font-size-complex="10pt" style:font-style-complex="italic" style:font-weight-complex="normal"/>
    </style:style>
    <style:style style:name="Naglówki_20_kolumn" style:display-name="Naglówki kolumn" style:family="table-cell" style:parent-style-name="Default" style:data-style-name="N0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Nagłówki_20_kolumn" style:display-name="Nagłówki kolumn" style:family="table-cell" style:parent-style-name="Default" style:data-style-name="N0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1" style:font-family-complex="'Arial CE'" style:font-size-complex="10pt" style:font-style-complex="normal" style:font-weight-complex="normal"/>
    </style:style>
    <style:style style:name="Opis_20_arkusza_20_obiektów" style:display-name="Opis arkusza obiektów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1" style:font-family-complex="'Arial CE'" style:font-size-complex="10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1" style:font-family-complex="'Arial CE'" style:font-size-complex="10pt" style:font-style-complex="normal" style:font-weight-complex="normal"/>
    </style:style>
    <style:style style:name="Tytul" style:family="table-cell" style:parent-style-name="Default" style:data-style-name="N0">
      <style:table-cell-properties style:glyph-orientation-vertical="0" fo:background-color="#99cc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20pt" fo:font-style="italic" fo:text-shadow="none" style:text-underline-style="none" fo:font-weight="bold" style:font-size-asian="20pt" style:font-style-asian="italic" style:font-weight-asian="bold" style:font-name-complex="Arial CE" style:font-family-complex="'Arial CE'" style:font-family-generic-complex="swiss" style:font-pitch-complex="variable" style:font-size-complex="20pt" style:font-style-complex="italic" style:font-weight-complex="bold"/>
    </style:style>
    <style:style style:name="Tytuł_20_2" style:display-name="Tytuł 2" style:family="table-cell" style:parent-style-name="Default" style:data-style-name="N0">
      <style:table-cell-properties style:glyph-orientation-vertical="0" fo:background-color="#99cc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20pt" fo:font-style="italic" fo:text-shadow="none" style:text-underline-style="none" fo:font-weight="bold" style:font-size-asian="20pt" style:font-style-asian="italic" style:font-weight-asian="bold" style:font-name-complex="Arial CE" style:font-family-complex="'Arial CE'" style:font-family-generic-complex="swiss" style:font-pitch-complex="variable" style:font-size-complex="2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0:08:12.81961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22:32:46.040000000</meta:creation-date>
    <dc:date>2026-02-07T10:09:53.709655100</dc:date>
    <meta:editing-duration>PT6M29S</meta:editing-duration>
    <meta:editing-cycles>2</meta:editing-cycles>
    <meta:generator>LibreOffice/25.2.7.2$Windows_X86_64 LibreOffice_project/5cbfd1ab6520636bb5f7b99185aa69bd7456825d</meta:generator>
    <meta:document-statistic meta:table-count="1" meta:cell-count="1084" meta:object-count="0"/>
  </office:meta>
</office:document-meta>
</file>